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Nr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Slicer</text:p>
          </table:table-cell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Wall</text:p>
          </table:table-cell>
          <table:table-cell table:style-name="ce1" office:value-type="string" calcext:value-type="string">
            <text:p>Infi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dy_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dy_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dy_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y_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od_fron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od_mi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ok_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8]*[.D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ok_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9]*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ok_knop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0]*[.D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ruder_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ruder_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ruder_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ruder_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4]*[.D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ruder_connect_lef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ruder_connect_righ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tor</text:p>
          </table:table-cell>
          <table:table-cell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table:formula="of:=[.C17]*[.D17]"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ruder_left</text:p>
          </table:table-cell>
          <table:table-cell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ruder_right</text:p>
          </table:table-cell>
          <table:table-cell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ruder_lef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ruder_righ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ing_0_left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ing_0_right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ing_1_left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C24]*[.D24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ing_1_right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C25]*[.D25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ing_2_left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ing_2_right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ing_3_left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ing_3_right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table:formula="of:=[.C29]*[.D29]"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ing_mount_0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table:formula="of:=[.C30]*[.D30]" office:value-type="float" office:value="17.2" calcext:value-type="float">
            <text:p>17,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ing_ruder_left</text:p>
          </table:table-cell>
          <table:table-cell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table:formula="of:=[.C32]*[.D32]"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ing_ruder_right</text:p>
          </table:table-cell>
          <table:table-cell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table:formula="of:=[.C33]*[.D33]"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tube_connect_8_6_left</text:p>
          </table:table-cell>
          <table:table-cell table:style-name="Default"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tube_connect_8_6_right</text:p>
          </table:table-cell>
          <table:table-cell table:style-name="Default"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tube_connect_6_6_left</text:p>
          </table:table-cell>
          <table:table-cell table:style-name="Default"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tube_connect_6_6_right</text:p>
          </table:table-cell>
          <table:table-cell table:style-name="Default"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4"/>
          <table:table-cell table:style-name="Default" table:formula="of:=SUM([.E1:.E33])" office:value-type="float" office:value="606.5" calcext:value-type="float">
            <text:p>606,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4:32:19.229083013</meta:creation-date>
    <dc:date>2025-02-19T16:13:17.884959184</dc:date>
    <meta:editing-duration>PT47M27S</meta:editing-duration>
    <meta:editing-cycles>9</meta:editing-cycles>
    <meta:generator>LibreOffice/7.3.7.2$Linux_X86_64 LibreOffice_project/30$Build-2</meta:generator>
    <meta:document-statistic meta:table-count="1" meta:cell-count="234" meta:object-count="0"/>
  </office:meta>
</office:document-meta>
</file>